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91cm" fo:min-width="3.1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82cm"/>
    </style:style>
    <style:style style:name="gr4" style:family="graphic" style:parent-style-name="standard">
      <style:graphic-properties draw:textarea-horizontal-align="justify" draw:textarea-vertical-align="middle" draw:auto-grow-height="false" fo:min-height="2.775cm" fo:min-width="3.393cm"/>
    </style:style>
    <style:style style:name="gr5" style:family="graphic" style:parent-style-name="standard">
      <style:graphic-properties draw:stroke="none" svg:stroke-color="#000000" draw:fill="none" draw:fill-color="#ffffff" fo:min-height="1.833cm"/>
    </style:style>
    <style:style style:name="gr6" style:family="graphic" style:parent-style-name="standard">
      <style:graphic-properties draw:stroke="none" svg:stroke-color="#000000" draw:fill="none" draw:fill-color="#ffffff" fo:min-height="1.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2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2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7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5" style:family="graphic" style:parent-style-name="standard">
      <style:graphic-properties draw:textarea-horizontal-align="justify" draw:textarea-vertical-align="middle" draw:auto-grow-height="false" fo:min-height="1.872cm" fo:min-width="1.7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06cm"/>
    </style:style>
    <style:style style:name="co1" style:family="table-column">
      <style:table-column-properties style:column-width="2.291cm" style:use-optimal-column-width="false"/>
    </style:style>
    <style:style style:name="co2" style:family="table-column">
      <style:table-column-properties style:column-width="2.616cm" style:use-optimal-column-width="false"/>
    </style:style>
    <style:style style:name="co3" style:family="table-column">
      <style:table-column-properties style:column-width="2.6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501cm"/>
    </style:style>
    <style:style style:name="ro4" style:family="table-row">
      <style:table-row-properties style:row-height="1.034cm"/>
    </style:style>
    <style:style style:name="ro5" style:family="table-row">
      <style:table-row-properties style:row-height="1.036cm"/>
    </style:style>
    <style:style style:name="ro6" style:family="table-row">
      <style:table-row-properties style:row-height="1.502cm"/>
    </style:style>
    <style:style style:name="ro7" style:family="table-row">
      <style:table-row-properties style:row-height="1.035cm"/>
    </style:style>
    <style:style style:name="ro8" style:family="table-row">
      <style:table-row-properties style:row-height="1.038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104cm" svg:height="4.441cm" svg:x="1.9cm" svg:y="16.454cm">
          <text:p text:style-name="P1">Nodetree:</text:p>
          <text:p text:style-name="P1">info</text:p>
          <text:p text:style-name="P1">Parents;</text:p>
          <text:p text:style-name="P1">Child;</text:p>
          <text:p text:style-name="P1">Brother;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494cm" svg:y1="16.454cm" svg:x2="4.494cm" svg:y2="14.8cm">
          <text:p/>
        </draw:line>
        <draw:line draw:style-name="gr2" draw:text-style-name="P2" draw:layer="layout" svg:x1="7.004cm" svg:y1="18.631cm" svg:x2="8.761cm" svg:y2="18.631cm">
          <text:p/>
        </draw:line>
        <draw:line draw:style-name="gr2" draw:text-style-name="P2" draw:layer="layout" svg:x1="4.41cm" svg:y1="20.982cm" svg:x2="4.4cm" svg:y2="23.7cm">
          <text:p/>
        </draw:line>
        <draw:frame draw:style-name="gr3" draw:text-style-name="P3" draw:layer="layout" svg:width="3.012cm" svg:height="1.132cm" svg:x="4.41cm" svg:y="15.235cm">
          <draw:text-box>
            <text:p>parents</text:p>
          </draw:text-box>
        </draw:frame>
        <draw:frame draw:style-name="gr3" draw:text-style-name="P3" draw:layer="layout" svg:width="3.012cm" svg:height="1.132cm" svg:x="7.088cm" svg:y="17.151cm">
          <draw:text-box>
            <text:p>brother</text:p>
          </draw:text-box>
        </draw:frame>
        <draw:frame draw:style-name="gr3" draw:text-style-name="P3" draw:layer="layout" svg:width="3.012cm" svg:height="1.132cm" svg:x="4.41cm" svg:y="15.235cm">
          <draw:text-box>
            <text:p>parents</text:p>
          </draw:text-box>
        </draw:frame>
        <draw:frame draw:style-name="gr3" draw:text-style-name="P3" draw:layer="layout" svg:width="3.013cm" svg:height="1.132cm" svg:x="3.322cm" svg:y="23.768cm">
          <draw:text-box>
            <text:p>child[N]</text:p>
          </draw:text-box>
        </draw:frame>
        <draw:line draw:style-name="gr2" draw:text-style-name="P2" draw:layer="layout" svg:x1="4.41cm" svg:y1="20.895cm" svg:x2="6.251cm" svg:y2="23.333cm">
          <text:p/>
        </draw:line>
        <draw:line draw:style-name="gr2" draw:text-style-name="P2" draw:layer="layout" svg:x1="4.411cm" svg:y1="20.895cm" svg:x2="2.666cm" svg:y2="23.409cm">
          <text:p/>
        </draw:line>
        <draw:custom-shape draw:style-name="gr4" draw:text-style-name="P1" draw:layer="layout" svg:width="5.505cm" svg:height="4.277cm" svg:x="12.251cm" svg:y="16.5cm">
          <text:p text:style-name="P1">NodeBtree:</text:p>
          <text:p text:style-name="P1">Info;</text:p>
          <text:p text:style-name="P1">Left;</text:p>
          <text:p text:style-name="P1">Righ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249cm" svg:height="2.083cm" svg:x="11.8cm" svg:y="20.73cm">
          <draw:text-box>
            <text:p>Left</text:p>
            <text:p/>
          </draw:text-box>
        </draw:frame>
        <draw:line draw:style-name="gr2" draw:text-style-name="P2" draw:layer="layout" svg:x1="14.959cm" svg:y1="20.778cm" svg:x2="16.944cm" svg:y2="23.127cm">
          <text:p/>
        </draw:line>
        <draw:line draw:style-name="gr2" draw:text-style-name="P2" draw:layer="layout" svg:x1="14.96cm" svg:y1="20.778cm" svg:x2="13.078cm" svg:y2="23.2cm">
          <text:p/>
        </draw:line>
        <draw:frame draw:style-name="gr6" draw:text-style-name="P3" draw:layer="layout" svg:width="3.249cm" svg:height="2.12cm" svg:x="15.951cm" svg:y="20.967cm">
          <draw:text-box>
            <text:p>Right</text:p>
            <text:p/>
          </draw:text-box>
        </draw:frame>
        <draw:frame draw:style-name="gr7" draw:text-style-name="P3" draw:layer="layout" svg:width="2.686cm" svg:height="0.962cm" svg:x="1.114cm" svg:y="11cm">
          <draw:text-box>
            <text:p>Nodos :</text:p>
          </draw:text-box>
        </draw:frame>
        <draw:frame draw:style-name="gr8" draw:text-style-name="P4" draw:layer="layout" svg:width="3.963cm" svg:height="1.673cm" svg:x="1.037cm" svg:y="13.227cm">
          <draw:text-box>
            <text:p><text:span text:style-name="T1">QuadTree:</text:span></text:p>
          </draw:text-box>
        </draw:frame>
        <draw:frame draw:style-name="gr9" draw:text-style-name="P4" draw:layer="layout" svg:width="2.205cm" svg:height="1.5cm" svg:x="12.395cm" svg:y="13.4cm">
          <draw:text-box>
            <text:p><text:span text:style-name="T1">BST:</text:span></text:p>
          </draw:text-box>
        </draw:frame>
      </draw:page>
      <draw:page draw:name="page2" draw:style-name="dp1" draw:master-page-name="Predeterminado">
        <draw:frame draw:style-name="gr10" draw:text-style-name="P3" draw:layer="layout" svg:width="3.573cm" svg:height="1.673cm" svg:x="7.227cm" svg:y="5.2cm">
          <draw:text-box>
            <text:p>Huffman-&gt;</text:p>
          </draw:text-box>
        </draw:frame>
        <draw:frame draw:style-name="standard" draw:layer="layout" svg:width="2.29cm" svg:height="3.626cm" svg:x="4.468cm" svg:y="4.249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AB</text:p>
              </table:table-cell>
            </table:table-row>
            <table:table-row table:style-name="ro2">
              <table:table-cell table:style-name="ce1">
                <text:p text:style-name="P1">BABA</text:p>
              </table:table-cell>
            </table:table-row>
            <table:table-row table:style-name="ro1">
              <table:table-cell table:style-name="ce1">
                <text:p text:style-name="P1">AA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3" draw:layer="layout" svg:width="4.6cm" svg:height="1.673cm" svg:x="1cm" svg:y="4.227cm">
          <draw:text-box>
            <text:p>Position -&gt;</text:p>
          </draw:text-box>
        </draw:frame>
        <draw:frame draw:style-name="gr12" draw:text-style-name="P5" draw:layer="layout" svg:width="3.6cm" svg:height="1.673cm" svg:x="4cm" svg:y="2cm">
          <draw:text-box>
            <text:p text:style-name="P1">Lista de</text:p>
            <text:p text:style-name="P1">palabras</text:p>
          </draw:text-box>
        </draw:frame>
        <draw:frame draw:style-name="standard" draw:layer="layout" svg:width="2.615cm" svg:height="3.57cm" svg:x="11.083cm" svg:y="4.229cm">
          <table:table table:template-name="orange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BABA</text:p>
              </table:table-cell>
            </table:table-row>
            <table:table-row table:style-name="ro4">
              <table:table-cell table:style-name="ce1">
                <text:p text:style-name="P1">AAB</text:p>
              </table:table-cell>
            </table:table-row>
            <table:table-row table:style-name="ro5">
              <table:table-cell table:style-name="ce1">
                <text:p text:style-name="P1">//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3" draw:layer="layout" svg:width="3.3cm" svg:height="1.673cm" svg:x="11cm" svg:y="1.8cm">
          <draw:text-box>
            <text:p>Lista de </text:p>
            <text:p text:style-name="P1">palabras</text:p>
          </draw:text-box>
        </draw:frame>
        <draw:frame draw:style-name="standard" draw:layer="layout" svg:width="2.619cm" svg:height="3.574cm" svg:x="17.116cm" svg:y="4.248cm">
          <table:table table:template-name="green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1">A 1</text:p>
              </table:table-cell>
            </table:table-row>
            <table:table-row table:style-name="ro7">
              <table:table-cell table:style-name="ce1">
                <text:p text:style-name="P1">B 1</text:p>
              </table:table-cell>
            </table:table-row>
            <table:table-row table:style-name="ro8">
              <table:table-cell table:style-name="ce1">
                <text:p text:style-name="P1">//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5" draw:layer="layout" svg:width="3.3cm" svg:height="1.673cm" svg:x="16.9cm" svg:y="1.727cm">
          <draw:text-box>
            <text:p text:style-name="P1">Lista de </text:p>
            <text:p text:style-name="P1">letras</text:p>
          </draw:text-box>
        </draw:frame>
        <draw:frame draw:style-name="gr13" draw:text-style-name="P3" draw:layer="layout" svg:width="2.123cm" svg:height="0.962cm" svg:x="4.5cm" svg:y="8.338cm">
          <draw:text-box>
            <text:p>Antes</text:p>
          </draw:text-box>
        </draw:frame>
        <draw:frame draw:style-name="gr14" draw:text-style-name="P3" draw:layer="layout" svg:width="3cm" svg:height="0.962cm" svg:x="10.9cm" svg:y="8.338cm">
          <draw:text-box>
            <text:p>Despues</text:p>
          </draw:text-box>
        </draw:frame>
        <draw:custom-shape draw:style-name="gr15" draw:text-style-name="P1" draw:layer="layout" svg:width="3.2cm" svg:height="3cm" svg:x="3.9cm" svg:y="15.1cm">
          <text:p text:style-name="P1">A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.2cm" svg:height="3cm" svg:x="6.1cm" svg:y="11.4cm">
          <text:p text:style-name="P1">//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.2cm" svg:height="3cm" svg:x="8.3cm" svg:y="15cm">
          <text:p text:style-name="P1">B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7cm" svg:y1="14.4cm" svg:x2="5.5cm" svg:y2="15.1cm">
          <text:p/>
        </draw:line>
        <draw:line draw:style-name="gr2" draw:text-style-name="P2" draw:layer="layout" svg:x1="7.7cm" svg:y1="14.4cm" svg:x2="9.9cm" svg:y2="15cm">
          <text:p/>
        </draw:line>
        <draw:frame draw:style-name="gr16" draw:text-style-name="P3" draw:layer="layout" svg:width="2.178cm" svg:height="0.962cm" svg:x="9.8cm" svg:y="12.8cm">
          <draw:text-box>
            <text:p>&lt;-root</text:p>
          </draw:text-box>
        </draw:frame>
        <draw:frame draw:style-name="gr17" draw:text-style-name="P3" draw:layer="layout" svg:width="2.606cm" svg:height="0.962cm" svg:x="6.4cm" svg:y="10.4cm">
          <draw:text-box>
            <text:p>BST #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green"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8T10:55:41.049919866</meta:creation-date>
    <dc:date>2020-02-21T09:36:15.527290587</dc:date>
    <meta:editing-duration>PT4H53M56S</meta:editing-duration>
    <meta:editing-cycles>5</meta:editing-cycles>
    <meta:generator>LibreOffice/6.0.7.3$Linux_X86_64 LibreOffice_project/00m0$Build-3</meta:generator>
    <meta:document-statistic meta:object-count="35"/>
  </office:meta>
</office:document-meta>
</file>